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3.1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text-underline-style="none"/>
    </style:style>
    <style:style style:name="T1" style:family="text">
      <style:text-properties style:text-position="supe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32" table:default-cell-style-name="Default"/>
        <table:table-row table:style-name="ro1">
          <table:table-cell table:number-columns-repeated="2"/>
          <table:table-cell office:value-type="string" calcext:value-type="string">
            <text:p>Equipos</text:p>
          </table:table-cell>
          <table:table-cell office:value-type="string" calcext:value-type="string">
            <text:p>Gato Imbatible</text:p>
          </table:table-cell>
          <table:table-cell office:value-type="string" calcext:value-type="string">
            <text:p>15Puzzle</text:p>
          </table:table-cell>
          <table:table-cell/>
          <table:table-cell office:value-type="string" calcext:value-type="string">
            <text:p>8 Reinas</text:p>
          </table:table-cell>
          <table:table-cell office:value-type="string" calcext:value-type="string">
            <text:p>Calificación 2<text:span text:style-name="T1">a</text:span> Unidad</text:p>
          </table:table-cell>
          <table:table-cell office:value-type="string" calcext:value-type="string">
            <text:p>Calificación 2<text:span text:style-name="T1">a</text:span> Unidad Truncada</text:p>
          </table:table-cell>
          <table:table-cell/>
          <table:table-cell office:value-type="string" calcext:value-type="string">
            <text:p>Calificación Proyecto Final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table:number-columns-repeated="2"/>
          <table:table-cell office:value-type="string" calcext:value-type="string">
            <text:p>6 Configuraciones</text:p>
          </table:table-cell>
          <table:table-cell office:value-type="string" calcext:value-type="string">
            <text:p>Adaptaciones</text:p>
          </table:table-cell>
          <table:table-cell table:number-columns-repeated="231"/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0.4*[.D3])+(0.6*([.F3]+[.G3]))" office:value-type="float" office:value="7" calcext:value-type="float">
            <text:p>7</text:p>
          </table:table-cell>
          <table:table-cell table:formula="of:=IF([.H3]&lt;10 ;[.H3];10)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0.4*[.D4])+(0.6*([.F4]+[.G4]))" office:value-type="float" office:value="7.2" calcext:value-type="float">
            <text:p>7.2</text:p>
          </table:table-cell>
          <table:table-cell table:formula="of:=IF([.H4]&lt;10 ;[.H4];10)" office:value-type="float" office:value="7.2" calcext:value-type="float">
            <text:p>7.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26"/>
        </table:table-row>
        <table:table-row table:style-name="ro2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 table:number-columns-repeated="5"/>
          <table:table-cell table:formula="of:=(0.4*[.D5])+(0.6*([.F5]+[.G5]))" office:value-type="float" office:value="0" calcext:value-type="float">
            <text:p>0</text:p>
          </table:table-cell>
          <table:table-cell table:formula="of:=IF([.H5]&lt;10 ;[.H5];10)" office:value-type="float" office:value="0" calcext:value-type="float">
            <text:p>0</text:p>
          </table:table-cell>
          <table:table-cell/>
          <table:table-cell office:value-type="float" office:value="8.25" calcext:value-type="float">
            <text:p>8.25</text:p>
          </table:table-cell>
          <table:table-cell table:number-columns-repeated="226"/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 table:number-columns-repeated="5"/>
          <table:table-cell table:formula="of:=(0.4*[.D6])+(0.6*([.F6]+[.G6]))" office:value-type="float" office:value="0" calcext:value-type="float">
            <text:p>0</text:p>
          </table:table-cell>
          <table:table-cell table:formula="of:=IF([.H6]&lt;10 ;[.H6];10)" office:value-type="float" office:value="0" calcext:value-type="float">
            <text:p>0</text:p>
          </table:table-cell>
          <table:table-cell/>
          <table:table-cell office:value-type="float" office:value="8.25" calcext:value-type="float">
            <text:p>8.25</text:p>
          </table:table-cell>
          <table:table-cell table:number-columns-repeated="226"/>
        </table:table-row>
        <table:table-row table:style-name="ro2">
          <table:table-cell/>
          <table:table-cell office:value-type="string" calcext:value-type="string">
            <text:p>CASTELLANOS MARTINEZ ALDO JESÚS</text:p>
          </table:table-cell>
          <table:table-cell table:number-columns-repeated="5"/>
          <table:table-cell table:formula="of:=(0.4*[.D7])+(0.6*([.F7]+[.G7]))" office:value-type="float" office:value="0" calcext:value-type="float">
            <text:p>0</text:p>
          </table:table-cell>
          <table:table-cell table:formula="of:=IF([.H7]&lt;10 ;[.H7];10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formula="of:=(0.4*[.D8])+(0.6*([.F8]+[.G8]))" office:value-type="float" office:value="8.1" calcext:value-type="float">
            <text:p>8.1</text:p>
          </table:table-cell>
          <table:table-cell table:formula="of:=IF([.H8]&lt;10 ;[.H8];10)" office:value-type="float" office:value="8.1" calcext:value-type="float">
            <text:p>8.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table:formula="of:=(0.4*[.D9])+(0.6*([.F9]+[.G9]))" office:value-type="float" office:value="7.98" calcext:value-type="float">
            <text:p>7.98</text:p>
          </table:table-cell>
          <table:table-cell table:formula="of:=IF([.H9]&lt;10 ;[.H9];10)" office:value-type="float" office:value="7.98" calcext:value-type="float">
            <text:p>7.98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26"/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(0.4*[.D10])+(0.6*([.F10]+[.G10]))" office:value-type="float" office:value="9.1" calcext:value-type="float">
            <text:p>9.1</text:p>
          </table:table-cell>
          <table:table-cell table:formula="of:=IF([.H10]&lt;10 ;[.H10];10)" office:value-type="float" office:value="9.1" calcext:value-type="float">
            <text:p>9.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table:formula="of:=(0.4*[.D11])+(0.6*([.F11]+[.G11]))" office:value-type="float" office:value="9.58" calcext:value-type="float">
            <text:p>9.58</text:p>
          </table:table-cell>
          <table:table-cell table:formula="of:=IF([.H11]&lt;10 ;[.H11];10)" office:value-type="float" office:value="9.58" calcext:value-type="float">
            <text:p>9.5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26"/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(0.4*[.D12])+(0.6*([.F12]+[.G12]))" office:value-type="float" office:value="7" calcext:value-type="float">
            <text:p>7</text:p>
          </table:table-cell>
          <table:table-cell table:formula="of:=IF([.H12]&lt;10 ;[.H12];10)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0.4*[.D13])+(0.6*([.F13]+[.G13]))" office:value-type="float" office:value="10.6" calcext:value-type="float">
            <text:p>10.6</text:p>
          </table:table-cell>
          <table:table-cell table:formula="of:=IF([.H13]&lt;10 ;[.H13];10)" office:value-type="float" office:value="10" calcext:value-type="float">
            <text:p>10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26"/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table:formula="of:=(0.4*[.D14])+(0.6*([.F14]+[.G14]))" office:value-type="float" office:value="9.58" calcext:value-type="float">
            <text:p>9.58</text:p>
          </table:table-cell>
          <table:table-cell table:formula="of:=IF([.H14]&lt;10 ;[.H14];10)" office:value-type="float" office:value="9.58" calcext:value-type="float">
            <text:p>9.5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26"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(0.4*[.D15])+(0.6*([.F15]+[.G15]))" office:value-type="float" office:value="4.2" calcext:value-type="float">
            <text:p>4.2</text:p>
          </table:table-cell>
          <table:table-cell table:formula="of:=IF([.H15]&lt;10 ;[.H15];10)" office:value-type="float" office:value="4.2" calcext:value-type="float">
            <text:p>4.2</text:p>
          </table:table-cell>
          <table:table-cell table:number-columns-repeated="228"/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table:formula="of:=(0.4*[.D16])+(0.6*([.F16]+[.G16]))" office:value-type="float" office:value="8.58" calcext:value-type="float">
            <text:p>8.58</text:p>
          </table:table-cell>
          <table:table-cell table:formula="of:=IF([.H16]&lt;10 ;[.H16];10)" office:value-type="float" office:value="8.58" calcext:value-type="float">
            <text:p>8.5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0.4*[.D17])+(0.6*([.F17]+[.G17]))" office:value-type="float" office:value="0" calcext:value-type="float">
            <text:p>0</text:p>
          </table:table-cell>
          <table:table-cell table:formula="of:=IF([.H17]&lt;10 ;[.H17];1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table:formula="of:=(0.4*[.D18])+(0.6*([.F18]+[.G18]))" office:value-type="float" office:value="7.98" calcext:value-type="float">
            <text:p>7.98</text:p>
          </table:table-cell>
          <table:table-cell table:formula="of:=IF([.H18]&lt;10 ;[.H18];10)" office:value-type="float" office:value="7.98" calcext:value-type="float">
            <text:p>7.98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26"/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(0.4*[.D19])+(0.6*([.F19]+[.G19]))" office:value-type="float" office:value="10" calcext:value-type="float">
            <text:p>10</text:p>
          </table:table-cell>
          <table:table-cell table:formula="of:=IF([.H19]&lt;10 ;[.H19];10)" office:value-type="float" office:value="10" calcext:value-type="float">
            <text:p>10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26"/>
        </table:table-row>
        <table:table-row table:style-name="ro2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 table:number-columns-repeated="5"/>
          <table:table-cell table:formula="of:=(0.4*[.D20])+(0.6*([.F20]+[.G20]))" office:value-type="float" office:value="0" calcext:value-type="float">
            <text:p>0</text:p>
          </table:table-cell>
          <table:table-cell table:formula="of:=IF([.H20]&lt;10 ;[.H20];10)" office:value-type="float" office:value="0" calcext:value-type="float">
            <text:p>0</text:p>
          </table:table-cell>
          <table:table-cell/>
          <table:table-cell office:value-type="float" office:value="8.25" calcext:value-type="float">
            <text:p>8.25</text:p>
          </table:table-cell>
          <table:table-cell table:number-columns-repeated="226"/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table:formula="of:=(0.4*[.D21])+(0.6*([.F21]+[.G21]))" office:value-type="float" office:value="8.58" calcext:value-type="float">
            <text:p>8.58</text:p>
          </table:table-cell>
          <table:table-cell table:formula="of:=IF([.H21]&lt;10 ;[.H21];10)" office:value-type="float" office:value="8.58" calcext:value-type="float">
            <text:p>8.5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(0.4*[.D22])+(0.6*([.F22]+[.G22]))" office:value-type="float" office:value="2.4" calcext:value-type="float">
            <text:p>2.4</text:p>
          </table:table-cell>
          <table:table-cell table:formula="of:=IF([.H22]&lt;10 ;[.H22];10)" office:value-type="float" office:value="2.4" calcext:value-type="float">
            <text:p>2.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26"/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(0.4*[.D23])+(0.6*([.F23]+[.G23]))" office:value-type="float" office:value="9.1" calcext:value-type="float">
            <text:p>9.1</text:p>
          </table:table-cell>
          <table:table-cell table:formula="of:=IF([.H23]&lt;10 ;[.H23];10)" office:value-type="float" office:value="9.1" calcext:value-type="float">
            <text:p>9.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(0.4*[.D24])+(0.6*([.F24]+[.G24]))" office:value-type="float" office:value="7" calcext:value-type="float">
            <text:p>7</text:p>
          </table:table-cell>
          <table:table-cell table:formula="of:=IF([.H24]&lt;10 ;[.H24];10)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0.4*[.D25])+(0.6*([.F25]+[.G25]))" office:value-type="float" office:value="7.2" calcext:value-type="float">
            <text:p>7.2</text:p>
          </table:table-cell>
          <table:table-cell table:formula="of:=IF([.H25]&lt;10 ;[.H25];10)" office:value-type="float" office:value="7.2" calcext:value-type="float">
            <text:p>7.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26"/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(0.4*[.D26])+(0.6*([.F26]+[.G26]))" office:value-type="float" office:value="6.6" calcext:value-type="float">
            <text:p>6.6</text:p>
          </table:table-cell>
          <table:table-cell table:formula="of:=IF([.H26]&lt;10 ;[.H26];10)" office:value-type="float" office:value="6.6" calcext:value-type="float">
            <text:p>6.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26"/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(0.4*[.D27])+(0.6*([.F27]+[.G27]))" office:value-type="float" office:value="4.2" calcext:value-type="float">
            <text:p>4.2</text:p>
          </table:table-cell>
          <table:table-cell table:formula="of:=IF([.H27]&lt;10 ;[.H27];10)" office:value-type="float" office:value="4.2" calcext:value-type="float">
            <text:p>4.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26"/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formula="of:=(0.4*[.D28])+(0.6*([.F28]+[.G28]))" office:value-type="float" office:value="8.1" calcext:value-type="float">
            <text:p>8.1</text:p>
          </table:table-cell>
          <table:table-cell table:formula="of:=IF([.H28]&lt;10 ;[.H28];10)" office:value-type="float" office:value="8.1" calcext:value-type="float">
            <text:p>8.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(0.4*[.D29])+(0.6*([.F29]+[.G29]))" office:value-type="float" office:value="2.4" calcext:value-type="float">
            <text:p>2.4</text:p>
          </table:table-cell>
          <table:table-cell table:formula="of:=IF([.H29]&lt;10 ;[.H29];10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formula="of:=(0.4*[.D30])+(0.6*([.F30]+[.G30]))" office:value-type="float" office:value="10.3" calcext:value-type="float">
            <text:p>10.3</text:p>
          </table:table-cell>
          <table:table-cell table:formula="of:=IF([.H30]&lt;10 ;[.H30];10)"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26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formula="of:=(0.4*[.D31])+(0.6*([.F31]+[.G31]))" office:value-type="float" office:value="10.3" calcext:value-type="float">
            <text:p>10.3</text:p>
          </table:table-cell>
          <table:table-cell table:formula="of:=IF([.H31]&lt;10 ;[.H31];10)"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26"/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table:formula="of:=(0.4*[.D32])+(0.6*([.F32]+[.G32]))" office:value-type="float" office:value="7.38" calcext:value-type="float">
            <text:p>7.38</text:p>
          </table:table-cell>
          <table:table-cell table:formula="of:=IF([.H32]&lt;10 ;[.H32];10)" office:value-type="float" office:value="7.38" calcext:value-type="float">
            <text:p>7.38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26"/>
        </table:table-row>
        <table:table-row table:style-name="ro3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formula="of:=(0.4*[.D33])+(0.6*([.F33]+[.G33]))" office:value-type="float" office:value="8.1" calcext:value-type="float">
            <text:p>8.1</text:p>
          </table:table-cell>
          <table:table-cell table:formula="of:=IF([.H33]&lt;10 ;[.H33];10)" office:value-type="float" office:value="8.1" calcext:value-type="float">
            <text:p>8.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(0.4*[.D34])+(0.6*([.F34]+[.G34]))" office:value-type="float" office:value="2.4" calcext:value-type="float">
            <text:p>2.4</text:p>
          </table:table-cell>
          <table:table-cell table:formula="of:=IF([.H34]&lt;10 ;[.H34];10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table:formula="of:=(0.4*[.D35])+(0.6*([.F35]+[.G35]))" office:value-type="float" office:value="9.58" calcext:value-type="float">
            <text:p>9.58</text:p>
          </table:table-cell>
          <table:table-cell table:formula="of:=IF([.H35]&lt;10 ;[.H35];10)" office:value-type="float" office:value="9.58" calcext:value-type="float">
            <text:p>9.5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26"/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table:formula="of:=(0.4*[.D36])+(0.6*([.F36]+[.G36]))" office:value-type="float" office:value="7.38" calcext:value-type="float">
            <text:p>7.38</text:p>
          </table:table-cell>
          <table:table-cell table:formula="of:=IF([.H36]&lt;10 ;[.H36];10)" office:value-type="float" office:value="7.38" calcext:value-type="float">
            <text:p>7.38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26"/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formula="of:=(0.4*[.D37])+(0.6*([.F37]+[.G37]))" office:value-type="float" office:value="10.3" calcext:value-type="float">
            <text:p>10.3</text:p>
          </table:table-cell>
          <table:table-cell table:formula="of:=IF([.H37]&lt;10 ;[.H37];10)"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26"/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table:number-columns-repeated="5"/>
          <table:table-cell table:formula="of:=(0.4*[.D38])+(0.6*([.F38]+[.G38]))" office:value-type="float" office:value="0" calcext:value-type="float">
            <text:p>0</text:p>
          </table:table-cell>
          <table:table-cell table:formula="of:=IF([.H38]&lt;10 ;[.H38];1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26"/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(0.4*[.D39])+(0.6*([.F39]+[.G39]))" office:value-type="float" office:value="2.4" calcext:value-type="float">
            <text:p>2.4</text:p>
          </table:table-cell>
          <table:table-cell table:formula="of:=IF([.H39]&lt;10 ;[.H39];10)" office:value-type="float" office:value="2.4" calcext:value-type="float">
            <text:p>2.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26"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(0.4*[.D40])+(0.6*([.F40]+[.G40]))" office:value-type="float" office:value="9.1" calcext:value-type="float">
            <text:p>9.1</text:p>
          </table:table-cell>
          <table:table-cell table:formula="of:=IF([.H40]&lt;10 ;[.H40];10)" office:value-type="float" office:value="9.1" calcext:value-type="float">
            <text:p>9.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0.4*[.D41])+(0.6*([.F41]+[.G41]))" office:value-type="float" office:value="10.6" calcext:value-type="float">
            <text:p>10.6</text:p>
          </table:table-cell>
          <table:table-cell table:formula="of:=IF([.H41]&lt;10 ;[.H41];10)" office:value-type="float" office:value="10" calcext:value-type="float">
            <text:p>10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26"/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0.4*[.D42])+(0.6*([.F42]+[.G42]))" office:value-type="float" office:value="7.6" calcext:value-type="float">
            <text:p>7.6</text:p>
          </table:table-cell>
          <table:table-cell table:formula="of:=IF([.H42]&lt;10 ;[.H42];10)" office:value-type="float" office:value="7.6" calcext:value-type="float">
            <text:p>7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6"/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0.4*[.D43])+(0.6*([.F43]+[.G43]))" office:value-type="float" office:value="6" calcext:value-type="float">
            <text:p>6</text:p>
          </table:table-cell>
          <table:table-cell table:formula="of:=IF([.H43]&lt;10 ;[.H43];10)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26"/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(0.4*[.D44])+(0.6*([.F44]+[.G44]))" office:value-type="float" office:value="2.4" calcext:value-type="float">
            <text:p>2.4</text:p>
          </table:table-cell>
          <table:table-cell table:formula="of:=IF([.H44]&lt;10 ;[.H44];10)" office:value-type="float" office:value="2.4" calcext:value-type="float">
            <text:p>2.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26"/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0.4*[.D45])+(0.6*([.F45]+[.G45]))" office:value-type="float" office:value="3" calcext:value-type="float">
            <text:p>3</text:p>
          </table:table-cell>
          <table:table-cell table:formula="of:=IF([.H45]&lt;10 ;[.H45];10)" office:value-type="float" office:value="3" calcext:value-type="float">
            <text:p>3</text:p>
          </table:table-cell>
          <table:table-cell table:number-columns-repeated="2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7:35:45.7204009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6T18:03:07.881769013</dc:date>
    <meta:editing-duration>P2DT11H51M52S</meta:editing-duration>
    <meta:editing-cycles>92</meta:editing-cycles>
    <meta:generator>LibreOffice/4.2.4.2$Linux_X86_64 LibreOffice_project/03b94f25a57b5f9067cd17c38fa7509af5e551ea</meta:generator>
    <meta:document-statistic meta:table-count="1" meta:cell-count="352" meta:object-count="0"/>
  </office:meta>
</office:document-meta>
</file>